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3.73mm"/>
    </style:style>
    <style:style style:name="co4" style:family="table-column">
      <style:table-column-properties fo:break-before="auto" style:column-width="30.2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1mm" svg:height="90.09mm" svg:x="249.51mm" svg:y="30.48mm">
            <draw:object draw:notify-on-update-of-ranges="Sheet1.B7:Sheet1.B18 Sheet1.E7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Custo encontrado</text:p>
          </table:table-cell>
          <table:table-cell table:style-name="ce1" office:value-type="string" calcext:value-type="string">
            <text:p>Custo esperado</text:p>
          </table:table-cell>
          <table:table-cell table:style-name="ce1" office:value-type="string" calcext:value-type="string">
            <text:p>Precisã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table:style-name="ce3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table:style-name="ce3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table:style-name="ce3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table:style-name="ce3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table:style-name="ce3" office:value-type="float" office:value="4813" calcext:value-type="float">
            <text:p>481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1146" calcext:value-type="percentage">
            <text:p>61,15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table:style-name="ce3" office:value-type="float" office:value="5033" calcext:value-type="float">
            <text:p>5033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8019" calcext:value-type="percentage">
            <text:p>80,19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table:style-name="ce3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table:style-name="ce3" office:value-type="float" office:value="9003" calcext:value-type="float">
            <text:p>9003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46317" calcext:value-type="percentage">
            <text:p>46,32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table:style-name="ce3" office:value-type="float" office:value="7036" calcext:value-type="float">
            <text:p>703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3931" calcext:value-type="percentage">
            <text:p>43,93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table:style-name="ce3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table:style-name="ce3" office:value-type="float" office:value="10048" calcext:value-type="float">
            <text:p>1004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55573" calcext:value-type="percentage">
            <text:p>55,57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table:style-name="ce3" office:value-type="float" office:value="14054" calcext:value-type="float">
            <text:p>14054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64615" calcext:value-type="percentage">
            <text:p>64,62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table:style-name="ce3" office:value-type="float" office:value="19387" calcext:value-type="float">
            <text:p>19387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58642" calcext:value-type="percentage">
            <text:p>58,64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table:style-name="ce3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table:style-name="ce3" office:value-type="float" office:value="33851" calcext:value-type="float">
            <text:p>33851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29414" calcext:value-type="percentage">
            <text:p>29,41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table:style-name="ce3" office:value-type="float" office:value="23108" calcext:value-type="float">
            <text:p>23108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38744" calcext:value-type="percentage">
            <text:p>38,74%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table:style-name="ce3" office:value-type="string" calcext:value-type="string">
            <text:p><text:s/>1.13715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table:style-name="ce3" office:value-type="string" calcext:value-type="string">
            <text:p><text:s/>1.47161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estname</text:p>
          </table:table-cell>
          <table:table-cell office:value-type="string" calcext:value-type="string">
            <text:p><text:s/>mode</text:p>
          </table:table-cell>
          <table:table-cell office:value-type="string" calcext:value-type="string">
            <text:p><text:s/>statu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answer</text:p>
          </table:table-cell>
          <table:table-cell office:value-type="string" calcext:value-type="string">
            <text:p><text:s/>accura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e100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4 s</text:p>
          </table:table-cell>
          <table:table-cell office:value-type="float" office:value="103729" calcext:value-type="float">
            <text:p>103729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00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6 s</text:p>
          </table:table-cell>
          <table:table-cell office:value-type="float" office:value="118705" calcext:value-type="float">
            <text:p>11870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00_3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0 s</text:p>
          </table:table-cell>
          <table:table-cell office:value-type="float" office:value="95475" calcext:value-type="float">
            <text:p>9547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00_4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4 s</text:p>
          </table:table-cell>
          <table:table-cell office:value-type="float" office:value="100438" calcext:value-type="float">
            <text:p>100438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0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0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1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1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4170" calcext:value-type="float">
            <text:p>4170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2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2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3610" calcext:value-type="float">
            <text:p>3610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3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5584" calcext:value-type="float">
            <text:p>5584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3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9081" calcext:value-type="float">
            <text:p>9081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4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11369" calcext:value-type="float">
            <text:p>11369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4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5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office:value-type="float" office:value="10721" calcext:value-type="float">
            <text:p>10721</text:p>
          </table:table-cell>
          <table:table-cell office:value-type="float" office:value="9957" calcext:value-type="float">
            <text:p>9957</text:p>
          </table:table-cell>
          <table:table-cell office:value-type="string" calcext:value-type="string">
            <text:p><text:s/>.9287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5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8953" calcext:value-type="float">
            <text:p>895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50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3 s</text:p>
          </table:table-cell>
          <table:table-cell office:value-type="float" office:value="932486" calcext:value-type="float">
            <text:p>93248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50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4 s</text:p>
          </table:table-cell>
          <table:table-cell office:value-type="float" office:value="919546" calcext:value-type="float">
            <text:p>91954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4:59.910174411</meta:creation-date>
    <dc:date>2018-06-27T09:31:51.520637785</dc:date>
    <meta:editing-duration>PT14M54S</meta:editing-duration>
    <meta:editing-cycles>1</meta:editing-cycles>
    <meta:document-statistic meta:table-count="1" meta:cell-count="227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plot-area chart:style-name="ch2" table:cell-range-address="Sheet1.B7:Sheet1.B18 Sheet1.E7:Sheet1.E18" chart:data-source-has-labels="column" svg:x="0.32cm" svg:y="0.18cm" svg:width="15.372cm" svg:height="8.65cm">
          <chartooo:coordinate-region svg:x="1.735cm" svg:y="0.18cm" svg:width="13.632cm" svg:height="6.498cm"/>
          <chart:axis chart:dimension="x" chart:name="primary-x" chart:style-name="ch3" chartooo:axis-type="auto">
            <chartooo:date-scale/>
            <chart:categories table:cell-range-address="Sheet1.B7:Sheet1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1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Sheet1.B7:Sheet1.B18</svg:desc>
                </draw:g>
              </table:table-cell>
              <table:table-cell office:value-type="float" office:value="0.61146">
                <text:p>0.61146</text:p>
                <draw:g>
                  <svg:desc>Sheet1.E7:Sheet1.E18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46317">
                <text:p>0.46317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.43931">
                <text:p>0.4393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55573">
                <text:p>0.55573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64615">
                <text:p>0.6461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58642">
                <text:p>0.58642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29414">
                <text:p>0.29414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38744">
                <text:p>0.38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